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d440" officeooo:paragraph-rsid="0017d4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istemas Informáticos de Soporte a la Colaboración y la Decisión</text:p>
      <text:p text:style-name="P1">estefaniact89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ulas </meta:initial-creator>
    <meta:creation-date>2021-01-28T09:15:47.24</meta:creation-date>
    <dc:date>2021-05-10T18:11:14.976000000</dc:date>
    <meta:editing-duration>PT2M53S</meta:editing-duration>
    <meta:editing-cycles>3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2" meta:word-count="11" meta:character-count="77" meta:non-whitespace-character-count="68"/>
  </office:meta>
</office:document-meta>
</file>